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Georgia" svg:font-family="Georgia"/>
    <style:font-face style:name="Lohit Hindi" svg:font-family="'Lohit Hind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shadow="none" style:writing-mode="lr-tb">
        <style:background-image/>
      </style:paragraph-properties>
      <style:text-properties fo:color="#000000" style:font-name="Liberation Serif" fo:font-size="14pt" fo:font-weight="normal" officeooo:rsid="001abdeb" officeooo:paragraph-rsid="001b38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shadow="none" style:writing-mode="lr-tb">
        <style:background-image/>
      </style:paragraph-properties>
      <style:text-properties fo:color="#000000" style:font-name="Liberation Serif" fo:font-size="14pt" fo:font-weight="normal" officeooo:rsid="001abdeb" officeooo:paragraph-rsid="001abde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cm" fo:border="none" style:shadow="none" style:writing-mode="lr-tb">
        <style:background-image/>
      </style:paragraph-properties>
      <style:text-properties fo:color="#000000" style:font-name="Liberation Serif" fo:font-size="14pt" fo:font-weight="normal" officeooo:rsid="00195958" officeooo:paragraph-rsid="00195958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break-before="auto" fo:break-after="auto" fo:background-color="transparent" fo:padding="0cm" fo:border="none" style:writing-mode="lr-tb">
        <style:background-image/>
      </style:paragraph-properties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break-before="auto" fo:break-after="auto" fo:background-color="transparent" fo:padding="0cm" fo:border="none" style:writing-mode="lr-tb">
        <style:background-image/>
      </style:paragraph-properties>
    </style:style>
    <style:style style:name="P6" style:family="paragraph" style:parent-style-name="Standard">
      <style:paragraph-properties fo:margin-top="0cm" fo:margin-bottom="0cm" style:contextual-spacing="false" fo:line-height="100%" fo:break-before="auto" fo:break-after="auto" fo:background-color="transparent" fo:padding="0cm" fo:border="none" style:writing-mode="lr-tb">
        <style:background-image/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>
        <style:background-image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>
        <style:background-image/>
      </style:paragraph-properties>
      <style:text-properties fo:font-size="14pt" officeooo:paragraph-rsid="0047ef12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background-color="transparent" fo:padding="0cm" fo:border="none" style:writing-mode="lr-tb">
        <style:background-image/>
      </style:paragraph-properties>
      <style:text-properties fo:font-size="14pt" officeooo:rsid="00286ad1" officeooo:paragraph-rsid="00286ad1" style:font-size-asian="14pt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officeooo:rsid="002b063f" officeooo:paragraph-rsid="002b063f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officeooo:rsid="002b3476" officeooo:paragraph-rsid="003f50c0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officeooo:rsid="00464f6d" officeooo:paragraph-rsid="00464f6d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officeooo:rsid="00280efc" officeooo:paragraph-rsid="0047ef12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style:font-size-asian="14pt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paragraph-rsid="001be593" style:font-size-asian="14pt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1c00c4" officeooo:paragraph-rsid="001c00c4" style:font-size-asian="14pt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21ece9" officeooo:paragraph-rsid="0021ece9" style:font-size-asian="14pt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1be593" officeooo:paragraph-rsid="001be593" style:font-size-asian="14pt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17142f" officeooo:paragraph-rsid="0017142f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346851" officeooo:paragraph-rsid="00346851" style:font-size-asian="14pt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346851" officeooo:paragraph-rsid="0050b066" style:font-size-asian="14pt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2f1a26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30ec06" officeooo:paragraph-rsid="0030ec06" style:font-size-asian="14pt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3dfb5e" officeooo:paragraph-rsid="003dfb5e" style:font-size-asian="14pt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3fe40f" officeooo:paragraph-rsid="003fe40f" style:font-size-asian="14pt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464f6d" officeooo:paragraph-rsid="00464f6d" style:font-size-asian="14pt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51054d" officeooo:paragraph-rsid="0051054d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52c499" officeooo:paragraph-rsid="0052c499" style:font-size-asian="14pt" style:font-size-complex="14pt"/>
    </style:style>
    <style:style style:name="P30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2pt" officeooo:rsid="004a5cbe" officeooo:paragraph-rsid="004a5cbe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2pt" officeooo:rsid="004b32ba" officeooo:paragraph-rsid="004b32ba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2pt" officeooo:rsid="004de4a3" officeooo:paragraph-rsid="004de4a3" style:font-size-asian="12pt" style:font-size-complex="12pt"/>
    </style:style>
    <style:style style:name="P33" style:family="paragraph" style:parent-style-name="Preformatted_20_Text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fo:font-size="14pt" style:font-size-asian="14pt" style:font-size-complex="14pt"/>
    </style:style>
    <style:style style:name="P34" style:family="paragraph" style:parent-style-name="Preformatted_20_Text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officeooo:paragraph-rsid="004f28c3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>
        <style:background-image/>
      </style:paragraph-properties>
      <style:text-properties style:font-name="Liberation Serif" fo:font-size="14pt" officeooo:rsid="003f50c0" officeooo:paragraph-rsid="003f50c0" style:font-size-asian="14pt" style:font-size-complex="14pt"/>
    </style:style>
    <style:style style:name="P36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>
        <style:background-image/>
      </style:paragraph-properties>
      <style:text-properties style:font-name="Liberation Serif" fo:font-size="14pt" officeooo:rsid="0042c183" officeooo:paragraph-rsid="0042c183" style:font-size-asian="14pt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574b93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00%" fo:background-color="transparent" fo:padding="0cm" fo:border="none" style:writing-mode="lr-tb">
        <style:background-image/>
      </style:paragraph-properties>
      <style:text-properties style:font-name="Liberation Serif" fo:font-size="14pt" officeooo:rsid="00574b93" officeooo:paragraph-rsid="00578261" style:font-size-asian="14pt" style:font-size-complex="14pt"/>
    </style:style>
    <style:style style:name="P39" style:family="paragraph" style:parent-style-name="Heading_20_3" style:list-style-name="" style:master-page-name="Standard">
      <style:paragraph-properties fo:margin-left="0cm" fo:margin-right="0cm" fo:margin-top="0cm" fo:margin-bottom="0cm" style:contextual-spacing="false" fo:line-height="100%" fo:text-indent="0cm" style:auto-text-indent="false" style:page-number="auto" fo:break-before="auto" fo:break-after="auto" fo:background-color="transparent" fo:padding="0cm" fo:border="none" style:writing-mode="lr-tb">
        <style:background-image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use-window-font-color="true" fo:font-size="14pt" style:text-underline-style="none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1b3816"/>
    </style:style>
    <style:style style:name="T6" style:family="text">
      <style:text-properties officeooo:rsid="001be593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c00c4"/>
    </style:style>
    <style:style style:name="T9" style:family="text">
      <style:text-properties style:font-name="Liberation Serif" officeooo:rsid="0020ad3e"/>
    </style:style>
    <style:style style:name="T10" style:family="text">
      <style:text-properties style:font-name="Liberation Serif" officeooo:rsid="002318d1"/>
    </style:style>
    <style:style style:name="T11" style:family="text">
      <style:text-properties style:font-name="Liberation Serif" officeooo:rsid="00251c51"/>
    </style:style>
    <style:style style:name="T12" style:family="text">
      <style:text-properties style:font-name="Liberation Serif" officeooo:rsid="00286ad1"/>
    </style:style>
    <style:style style:name="T13" style:family="text">
      <style:text-properties style:font-name="Liberation Serif" officeooo:rsid="002938a2"/>
    </style:style>
    <style:style style:name="T14" style:family="text">
      <style:text-properties style:font-name="Liberation Serif" officeooo:rsid="003f3ac3"/>
    </style:style>
    <style:style style:name="T15" style:family="text">
      <style:text-properties style:font-name="Liberation Serif" officeooo:rsid="003f50c0"/>
    </style:style>
    <style:style style:name="T16" style:family="text">
      <style:text-properties style:font-name="Liberation Serif" officeooo:rsid="0047ef12"/>
    </style:style>
    <style:style style:name="T17" style:family="text">
      <style:text-properties style:font-name="Liberation Serif" officeooo:rsid="0049662e"/>
    </style:style>
    <style:style style:name="T18" style:family="text">
      <style:text-properties style:font-name="Liberation Serif" officeooo:rsid="005497e9"/>
    </style:style>
    <style:style style:name="T19" style:family="text">
      <style:text-properties officeooo:rsid="00251c51"/>
    </style:style>
    <style:style style:name="T20" style:family="text">
      <style:text-properties officeooo:rsid="0026ed0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4f28c3" fo:background-color="#eeeeee" loext:char-shading-value="0" style:font-size-asian="12pt" style:font-size-complex="12pt" fo:padding="0cm" fo:border="none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4fcbdc" fo:background-color="#eeeeee" loext:char-shading-value="0" style:font-size-asian="12pt" style:font-size-complex="12pt" fo:padding="0cm" fo:border="none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fo:background-color="#eeeeee" loext:char-shading-value="0" style:font-size-asian="12pt" style:font-size-complex="12pt" fo:padding="0cm" fo:border="none"/>
    </style:style>
    <style:style style:name="T25" style:family="text">
      <style:text-properties officeooo:rsid="002a261a"/>
    </style:style>
    <style:style style:name="T26" style:family="text">
      <style:text-properties officeooo:rsid="002d2eb2"/>
    </style:style>
    <style:style style:name="T27" style:family="text">
      <style:text-properties officeooo:rsid="003642ff"/>
    </style:style>
    <style:style style:name="T28" style:family="text">
      <style:text-properties officeooo:rsid="003b0277"/>
    </style:style>
    <style:style style:name="T29" style:family="text">
      <style:text-properties fo:font-weight="normal" officeooo:rsid="003b0277" style:font-weight-asian="normal" style:font-weight-complex="normal"/>
    </style:style>
    <style:style style:name="T30" style:family="text">
      <style:text-properties officeooo:rsid="00477a4b"/>
    </style:style>
    <style:style style:name="T31" style:family="text">
      <style:text-properties officeooo:rsid="00507576"/>
    </style:style>
    <style:style style:name="T32" style:family="text">
      <style:text-properties officeooo:rsid="0050b066"/>
    </style:style>
    <style:style style:name="T33" style:family="text">
      <style:text-properties officeooo:rsid="0050c238"/>
    </style:style>
    <style:style style:name="T34" style:family="text">
      <style:text-properties officeooo:rsid="0050e149"/>
    </style:style>
    <style:style style:name="T35" style:family="text">
      <style:text-properties officeooo:rsid="0052c499"/>
    </style:style>
    <style:style style:name="T36" style:family="text">
      <style:text-properties officeooo:rsid="005782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3">1) Какое отличие между опциями <text:s/>nameserver и search <text:s/>в /etc/resolv.conf, какие есть ограничения в использовании этих опций (если они есть)?</text:h>
      <text:p text:style-name="P1"><text:tab/>В опции nameserver указываются <text:span text:style-name="T5">список серверов имен в интернете.</text:span></text:p>
      <text:p text:style-name="P1"><text:span text:style-name="T5"><text:tab/>В опции </text:span><text:s/><text:span text:style-name="T5">search указывается список доменных имен которые добавляются к коротким адресам.</text:span></text:p>
      <text:p text:style-name="P3"><text:tab/>В опции nameserver можно указать неболее чем 3 серверов имен, <text:span text:style-name="T26">по каждому в одной строке.</text:span></text:p>
      <text:p text:style-name="P2"><text:tab/>В опции search может быть максимум 6 доменов общая длинна которых должна быть менее 256 символов.</text:p>
      <text:p text:style-name="P4">2) Где можно (если это возможно) включить/отключить поддержку IPv6?</text:p>
      <text:p text:style-name="P16"><text:tab/><text:span text:style-name="T6">В файлы:</text:span></text:p>
      <text:p text:style-name="P19">/proc/sys/net/ipv6/conf/all/disable_ipv6</text:p>
      <text:p text:style-name="P19">/proc/sys/net/ipv6/conf/default/disable_ipv6</text:p>
      <text:p text:style-name="P19">/proc/sys/net/ipv6/conf/lo/disable_ipv6 </text:p>
      <text:p text:style-name="P16"><text:tab/><text:span text:style-name="T6">записать значение 1.</text:span></text:p>
      <text:p text:style-name="P16"><text:tab/><text:span text:style-name="T6">Также тоже самое можно сделать утилитой sysctl.</text:span></text:p>
      <text:p text:style-name="P16"><text:tab/><text:span text:style-name="T25">Также можно в файле /etc/sysconfig/network полю NETWORKING_IPV6 <text:s/>присвоить no.</text:span></text:p>
      <text:p text:style-name="P4">3) Где находятся конфигурационные файлы сетевых интерфейсов (укажите каталог)?</text:p>
      <text:p text:style-name="P17"><text:tab/>/etc/sysconfig/network-scripts/</text:p>
      <text:p text:style-name="P4">4) Используя какие команды можно управлять сетевыми интерфейсами (включить/выключить)?</text:p>
      <text:p text:style-name="P7"><text:tab/><text:span text:style-name="T20">i</text:span><text:span text:style-name="T8">fconfig &lt;имя интерфейса&gt; up </text:span><text:span text:style-name="T12">| </text:span><text:span text:style-name="T8">down</text:span></text:p>
      <text:p text:style-name="P4">5) Как выполнить рестарт сети на сервере?</text:p>
      <text:p text:style-name="P9"><text:span text:style-name="T9"><text:tab/></text:span><text:span text:style-name="T16">ssh root@192.168.0.102 "service network restart"</text:span></text:p>
      <text:p text:style-name="P4">6) Напишите команду установки маршрута по умолчанию.</text:p>
      <text:p text:style-name="P7"><text:tab/><text:span text:style-name="T19">r</text:span><text:span text:style-name="T11">oute add default &lt;ip адрес&gt;</text:span></text:p>
      <text:p text:style-name="P4">7) Выведите таблицу маршрутизации на удалённом ПК без преобразования имён.</text:p>
      <text:p text:style-name="P14"><text:tab/><text:span text:style-name="T16">ssh </text:span><text:span text:style-name="T17">selld</text:span><text:span text:style-name="T16">@192.168.0.102 "route -n"</text:span></text:p>
      <text:p text:style-name="P4">8) В чем разница между статическими и динамическими маршрутами?</text:p>
      <text:p text:style-name="P10"><text:tab/><text:span text:style-name="T7">При статической маршрутизации маршруты указываются в явном виде при конфигурации маршрутизатора, при динамической маршрутизации маршрут вычисляется </text:span><text:span text:style-name="T13">с помощью алгоритмов маршрутизации.</text:span></text:p>
      <text:p text:style-name="P4">9)Как добавить статический route для интерфейса eth0?</text:p>
      <text:p text:style-name="P33"><text:span text:style-name="Teletype"><text:span text:style-name="T21"><text:tab/>ip route add 172.16.10.0 dev eth0</text:span></text:span></text:p>
      <text:p text:style-name="P4"><text:soft-page-break/>10) От чего зависит имя сетевого интерфейса (e.g. eth) и можно ли его изменить?</text:p>
      <text:p text:style-name="P20"><text:tab/>Имя сетевого интерфейса выдает ядро, <text:span text:style-name="T28">изменить его имя можно, отредактировав правила в файле </text:span><text:span text:style-name="T29">/etc/udev/rules.d/70-persistent-net.rules</text:span></text:p>
      <text:p text:style-name="P4">11) Если host не отвечает на эхо-запросы, то чем это могло быть вызвано?</text:p>
      <text:p text:style-name="P8"><text:tab/><text:span text:style-name="T10">Возможно неправильно настроен сетевой интерфейс, либо плохое соединение.</text:span></text:p>
      <text:p text:style-name="P4">12) Добавьте дополнительный IP на сервер и опишите пошаговый сценарий как это было сделано.</text:p>
      <text:p text:style-name="P23"><text:tab/>1) Создать файл /etc/sysconfig/network-scripts/ifcfg-&lt;if-name&gt;:&lt;alias-num&gt;</text:p>
      <text:p text:style-name="P23"><text:tab/>2) В файле записать в поле DEVICE=&lt;if-name&gt;:&lt;alias-num&gt;</text:p>
      <text:p text:style-name="P24"><text:tab/>3) В поле IPADDR записать дополнительный IP.</text:p>
      <text:p text:style-name="P25"><text:tab/>4) Перезапустить сеть: service network restart</text:p>
      <text:p text:style-name="P4">13) Сформируйте список оборудования (комплектующие), которое используется на своём ПК <text:s/>(не используйте посторонние утилиты).</text:p>
      <text:p text:style-name="P22"><text:tab/><text:span text:style-name="T32">Usb устройства можно найти:</text:span></text:p>
      <text:p text:style-name="P22"><text:tab/>dmesg | grep <text:span text:style-name="T32">usb | less</text:span></text:p>
      <text:p text:style-name="P22"><text:tab/><text:span text:style-name="T32">Блочные устройства:</text:span></text:p>
      <text:p text:style-name="P22"><text:tab/><text:span text:style-name="T32">dmesg | grep block | less</text:span></text:p>
      <text:p text:style-name="P22"><text:tab/><text:span text:style-name="T33">Звуковая карта:</text:span></text:p>
      <text:p text:style-name="P22"><text:tab/><text:span text:style-name="T33">dmesg | grep sound </text:span></text:p>
      <text:p text:style-name="P22"><text:tab/><text:span text:style-name="T34">scsi устройства:</text:span></text:p>
      <text:p text:style-name="P22"><text:tab/><text:span text:style-name="T34">dmesg | grep scsi | less</text:span></text:p>
      <text:p text:style-name="P28"><text:tab/>информация о памяти:</text:p>
      <text:p text:style-name="P28"><text:tab/>dmesg | grep Memory | less</text:p>
      <text:p text:style-name="P28"><text:tab/><text:span text:style-name="T35">сетевые устройства:</text:span></text:p>
      <text:p text:style-name="P29"><text:tab/>dmesg | grep eth</text:p>
      <text:p text:style-name="P21"><text:tab/>Также все устройства ввода можно получить из файла:</text:p>
      <text:p text:style-name="P21"><text:tab/>/proc/bus/input/device<text:span text:style-name="T27">s </text:span></text:p>
      <text:p text:style-name="P21"><text:tab/><text:span text:style-name="T31">Информацию о процессоре можно получить из /proc/cpuinfo</text:span></text:p>
      <text:p text:style-name="P4">14) Настройте приватную сеть между своими ПК;</text:p>
      <text:p text:style-name="P37"><text:tab/>1) Соединить компьютеры проводом</text:p>
      <text:p text:style-name="P38"><text:tab/>2) На обоих компьютерах задать ip адреса <text:span text:style-name="T36">c помощью утилиты ifconfig, например ifconfig eth0 192.168.1.1 на одном и на другом ifconfig eth0 192.168.1.2</text:span></text:p>
      <text:p text:style-name="P38"><text:tab/><text:span text:style-name="T36">3) перезапустить сеть service network restart</text:span></text:p>
      <text:p text:style-name="P15"><text:tab/></text:p>
      <text:p text:style-name="P4"><text:soft-page-break/>15) Пропингуйте хост (на ваш выбор) c интервалом 0.3s, размер одного пакета <text:span text:style-name="T2">ровно</text:span> 124 байта, количество пакетов 128</text:p>
      <text:p text:style-name="P18"><text:tab/>ping -c 128 -i 0.3 -s 116 google.com</text:p>
      <text:p text:style-name="P4">16) Измените hostname на любом сервере Вашей тестовой инсталяции (опишите пошаговый сценарий как это было сделано ).</text:p>
      <text:p text:style-name="P12"><text:span text:style-name="T7"><text:tab/></text:span><text:span text:style-name="T14">hostnamectl set-hostname &lt;имя хоста&gt;</text:span></text:p>
      <text:p text:style-name="P12"><text:span text:style-name="T14"><text:tab/></text:span><text:span text:style-name="T15">либо</text:span></text:p>
      <text:p text:style-name="P35">1) файле /etc/sysconfig/network полю HOSTNAME присвоить новое имя хоста.</text:p>
      <text:p text:style-name="P35">2) в файле /etc/hosts прописать ip и новое имя хоста</text:p>
      <text:p text:style-name="P35">3) изменить имя хоста в ядре добавив в файл /etc/sysctl.conf следующую запись:</text:p>
      <text:p text:style-name="P35"># Hostname</text:p>
      <text:p text:style-name="P35">kernel.hostname = &lt;новое имя хоста&gt;</text:p>
      <text:p text:style-name="P36">4) перезапустить сеть:</text:p>
      <text:p text:style-name="P36">service network restart</text:p>
      <text:p text:style-name="P4">17) <text:s/>Необходимо вывести маршрут следования пакетов к хосту ‘ya.ru’ (только IP) ?</text:p>
      <text:p text:style-name="P11"><text:span text:style-name="T7"><text:tab/>tracepath ya.ru -n</text:span> </text:p>
      <text:p text:style-name="P4">18) Создать ключи для ваших системных пользователей, с помощью которых Вы сможете иметь доступ к серверу через ssh не используя паролей:</text:p>
      <text:p text:style-name="P6"><text:tab/>а) создать пользователя на удалённом ПК;</text:p>
      <text:p text:style-name="P26">[root@localhost selld]# useradd <text:span text:style-name="T30">selld</text:span> </text:p>
      <text:p text:style-name="P6"><text:tab/>б) создать ключи.</text:p>
      <text:p text:style-name="P26">На своей машине:</text:p>
      <text:p text:style-name="P26"><text:tab/>1) генерируем пару ключей</text:p>
      <text:p text:style-name="P26">ssh-keygen -t rsa</text:p>
      <text:p text:style-name="P26"><text:tab/>2) копируем ключ на удаленный ПК</text:p>
      <text:p text:style-name="P13"><text:span text:style-name="T7">ssh-copy-id -i /home/selld/.ssh/id_rsa.pub </text:span><text:a xlink:type="simple" xlink:href="mailto:selld@192.168.0.102"><text:span text:style-name="T7">selld@192.168.0.102</text:span></text:a></text:p>
      <text:p text:style-name="P27"><text:tab/>3) добавляем ключ на своей машине</text:p>
      <text:p text:style-name="P27">ssh-add</text:p>
      <text:p text:style-name="P4">19) <text:s/>Добавьте модуль <text:s/>zaptel.ko в систему с именем zap_tel (написать только команду).</text:p>
      <text:p text:style-name="P7"><text:tab/><text:span text:style-name="T18">modprobe -o zap_tel zaptel.ko</text:span></text:p>
      <text:p text:style-name="P4">20) Напишите сценарий, который позволит перемещаться между серверами в системе используя только IP сервера, на который необходимо зайти. Рассмотреть случаи с использованием ssh-ключей и без них. Пример использования сценария:</text:p>
      <text:p text:style-name="P5"><text:span text:style-name="Internet_20_link"><text:span text:style-name="T1"><text:tab/>ssh_script.sh</text:span></text:span><text:span text:style-name="T4"> 192.168.1.2</text:span></text:p>
      <text:p text:style-name="P4"><text:soft-page-break/>21) Напишите сценарий, который :</text:p>
      <text:p text:style-name="P4"><text:tab/>a) по указанному IP будет заходить на удаленный сервер;</text:p>
      <text:p text:style-name="P4"><text:tab/>b) будет выполнять команду 'netstat -tulpn';</text:p>
      <text:p text:style-name="P4"><text:tab/>c) будет проверять сколько времени сервер включен;</text:p>
      <text:p text:style-name="P4"><text:tab/>d) будет записывать полученную информацию в файл;</text:p>
      <text:p text:style-name="P4"><text:tab/>e) будет сжимать архив и копировать этот архив на сервер, <text:span text:style-name="T3">с которого запускается скрипт</text:span>.</text:p>
      <text:p text:style-name="P30">#!/bin/bash</text:p>
      <text:p text:style-name="P30"/>
      <text:p text:style-name="P30">USERNAME=root</text:p>
      <text:p text:style-name="P30"/>
      <text:p text:style-name="P30">if [[ -z $1 ]]; then</text:p>
      <text:p text:style-name="P30"><text:tab/>echo usage: ./remote_server_test.sh ip-addr</text:p>
      <text:p text:style-name="P30">else</text:p>
      <text:p text:style-name="P30"><text:tab/>ssh ${USERNAME}@$1 "netstat -tulpn &gt;&gt; ~/test ; uptime &gt;&gt; ~/test; tar czf servtest-$1.tar.gz test"</text:p>
      <text:p text:style-name="P30"><text:tab/>scp ${USERNAME}@$1:~/servtest-$1.tar.gz ~/servtest-$1.tar.gz</text:p>
      <text:p text:style-name="P30"><text:tab/>ssh ${USERNAME}@$1 "rm ~/servtest-$1.tar.gz ~/test"</text:p>
      <text:p text:style-name="P30">fi</text:p>
      <text:p text:style-name="P4">22) загрузить с любого ftp-сервера любой файл на Ваш ПК в директорию ‘Work’.</text:p>
      <text:p text:style-name="P31"><text:s/>wget -P ~/Work ftp://dlink.ru/pub/Router/DIR-615/Firmware/RevB/DIR-615RU_release_notes.txt </text:p>
      <text:p text:style-name="P4">23) Обеспечьте фильтрацию по IP службы tftp. Пользователь имеет возможность загрузить файл с сервера только если его ПК имеет IP 192.168.1.50 (используйте свой локальный IP).</text:p>
      <text:p text:style-name="P34"><text:span text:style-name="Source_20_Text"><text:span text:style-name="T22">iptables -A INPUT -p </text:span></text:span><text:span text:style-name="Source_20_Text"><text:span text:style-name="T23">ftp </text:span></text:span><text:span text:style-name="Source_20_Text"><text:span text:style-name="T22">-s </text:span></text:span><text:span text:style-name="Source_20_Text"><text:span text:style-name="T23">192.168.1.50</text:span></text:span><text:span text:style-name="Source_20_Text"><text:span text:style-name="T22"> -j ACCEPT </text:span></text:span><text:span text:style-name="Source_20_Text"><text:span text:style-name="T23">&amp;&amp; </text:span></text:span><text:span text:style-name="Source_20_Text"><text:span text:style-name="T24">iptables -A INPUT -p </text:span></text:span><text:span text:style-name="Source_20_Text"><text:span text:style-name="T23">ftp</text:span></text:span><text:span text:style-name="Source_20_Text"><text:span text:style-name="T24"> -j DROP</text:span></text:span></text:p>
      <text:p text:style-name="P4">24) используя <text:span text:style-name="T2">rsync</text:span> скопируйте только файлы c окончанием ‘.pid ‘ на ваш PC из каталога /var/run с удалённого ПК.</text:p>
      <text:p text:style-name="P32">rsync -a --include=*.pid --exclude=* <text:s/>root@192.168.73.121:/var/run/ tes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Georgia" svg:font-family="Georgia"/>
    <style:font-face style:name="Lohit Hindi" svg:font-family="'Lohit Hindi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847cm" fo:margin-bottom="0.212cm" style:contextual-spacing="false" fo:line-height="100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635cm" fo:margin-bottom="0.141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94cm" fo:margin-bottom="0.141cm" style:contextual-spacing="false" fo:line-height="100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423cm" fo:margin-bottom="0.071cm" style:contextual-spacing="false" fo:line-height="100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388cm" fo:margin-bottom="0.071cm" style:contextual-spacing="false" fo:line-height="100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353cm" fo:margin-bottom="0.071cm" style:contextual-spacing="false" fo:line-height="100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847cm" fo:margin-bottom="0.212cm" style:contextual-spacing="false" fo:line-height="100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"/>
    </style:style>
    <style:style style:name="Subtitle" style:family="paragraph" style:parent-style-name="Standard" style:next-style-name="Text_20_body" style:class="chapter">
      <style:paragraph-properties fo:margin-top="0.635cm" fo:margin-bottom="0.141cm" style:contextual-spacing="false" fo:line-height="100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0</meta:editing-cycles>
    <meta:editing-duration>P24DT20H50M19S</meta:editing-duration>
    <dc:date>2015-01-25T22:53:17.240453018</dc:date>
    <meta:generator>LibreOffice/4.2.7.2$Linux_X86_64 LibreOffice_project/420m0$Build-2</meta:generator>
    <meta:document-statistic meta:table-count="0" meta:image-count="0" meta:object-count="0" meta:page-count="4" meta:paragraph-count="107" meta:word-count="799" meta:character-count="5877" meta:non-whitespace-character-count="5110"/>
  </office:meta>
</office:document-meta>
</file>